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T1" style:family="text">
      <style:text-properties fo:font-style="italic"/>
    </style:style>
    <style:style style:name="T2" style:family="text">
      <style:text-properties fo:language="en" fo:country="US"/>
    </style:style>
    <style:style style:name="T3" style:family="text">
      <style:text-properties style:text-position="-8% 80%"/>
    </style:style>
    <style:style style:name="T4" style:family="text">
      <style:text-properties style:text-position="-8% 80%" fo:font-style="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Цель работы: </text:span>изучить принципы построения алгоритмов с использованием градиентного метода («жадные алгоритмы»), закрепить навыки определять асимптотическую сложность алгоритмов, решать задачи алгоритмизации и программирования. </text:p>
      <text:p text:style-name="P1"><text:span text:style-name="Strong_20_Emphasis"> </text:span></text:p>
      <text:p text:style-name="P1"><text:span text:style-name="Strong_20_Emphasis">Общие сведения </text:span></text:p>
      <text:p text:style-name="Text_20_body">Для решения задач оптимизации зачастую используются алгоритмы, которые представлены последовательностью шагов, на каждом из которых предоставляется некоторое множество вариантов выборов дальнейших состояний (действий). Определение наилучшего выбора путем полного перебора во многих задачах оптимизации является крайне неэффективным; для этих задач лучше подходят более простые и эффективные алгоритмы. Жадный алгоритм (greedy algorithm) использует тактику выбора того направления решения, который является лучшим в текущем состоянии (в данный момент), – т.е. производится локально оптимальный выбор в надежде, что он приведет к оптимальному решению глобальной задачи. Модель решаемой задачи должна обладать следующими двумя свойствами: </text:p>
      <text:p text:style-name="Text_20_body">  <text:span text:style-name="T1">1) </text:span>свойство оптимальности локального выбора  </text:p>
      <text:p text:style-name="P2">− выбор осуществляется из принципа «лучший сейчас» и затем решаются подзадачи, вытекающие из текущего шага; </text:p>
      <text:p text:style-name="P2">− выбор может зависеть от прошлых решений, но не должен зависеть  от будущих действий; </text:p>
      <text:p text:style-name="Text_20_body"><text:span text:style-name="T1">2) </text:span>задача имеет оптимальную внутреннюю структуру <text:span text:style-name="T1">(«</text:span>подструктуру<text:span text:style-name="T1">»), </text:span>если оптимальное решение всей задачи обеспечивается оптимальными решениями каждой из подзадач<text:span text:style-name="T1">, </text:span>решение которых дает решение задачи в целом. </text:p>
      <text:p text:style-name="Text_20_body">Более строго жадные алгоритмы определяются в разделе дискретной математики, посвященном матроидам. </text:p>
      <text:p text:style-name="P2"> </text:p>
      <text:p text:style-name="P1"><text:span text:style-name="Strong_20_Emphasis">Задание </text:span></text:p>
      <text:p text:style-name="Text_20_body">1.  Построить детальный алгоритм решения одного варианта задания и реализовать его. </text:p>
      <text:p text:style-name="Text_20_body">2. Доказать, что алгоритм находит оптимальное решение. Определить, существует ли «жадный» алгоритм решения выбранного варианта. </text:p>
      <text:p text:style-name="Text_20_body">3.  Определить асимптотическую сложность алгоритма и доказать ее корректность. </text:p>
      <text:p text:style-name="Text_20_body">4. Если алгоритм не приводит к оптимальному решению<text:span text:style-name="T2">,</text:span> найти пример (используя конкретные значения), который демонстрирует это. </text:p>
      <text:p text:style-name="P1"><text:span text:style-name="Strong_20_Emphasis"> Варианты заданий</text:span></text:p>
      <text:p text:style-name="Text_20_body">1.     Задано <text:span text:style-name="T1">n</text:span> работ. Работа <text:span text:style-name="T1">i</text:span> начинается в фиксированное время <text:span text:style-name="T1">s</text:span><text:span text:style-name="T4">i</text:span> и заканчивается в фиксированное время <text:span text:style-name="T1">e</text:span><text:span text:style-name="T4">i</text:span>, при этом она приносит некоторую прибыль <text:span text:style-name="T1">q</text:span><text:span text:style-name="T4">i</text:span>. В любой момент времени может выполняться только одна работа. Необходимо определить подмножество работ, обеспечивающих максимальную прибыль.  </text:p>
      <text:p text:style-name="Text_20_body">2.     Задано <text:span text:style-name="T1">n</text:span> работ. Работы выполняются в целых единицах времени. Работа <text:span text:style-name="T1">i</text:span> имеет максимальный срок завершения (целочисленное значение) <text:span text:style-name="T1">d</text:span><text:span text:style-name="T4">i</text:span> &gt;= 0 и штраф (вещественное <text:soft-page-break/>значение) <text:span text:style-name="T1">p</text:span><text:span text:style-name="T4">i</text:span> &gt;= 0. Работы могут начинать в любой (целочисленный) момент времени, причем в любой момент времени может выполняться только одна работа. Если работа <text:span text:style-name="T1">i</text:span> заканчивается до наступления момента времени <text:span text:style-name="T1">d</text:span><text:span text:style-name="T4">i</text:span>, то штраф не назначается, в противном случае назначается штраф <text:span text:style-name="T1">p</text:span><text:span text:style-name="T4">i</text:span>. Необходимо выполнить все работы так, чтобы величина штрафа была минимальной.  </text:p>
      <text:p text:style-name="Text_20_body">3.     Инопланетянин переживает, что его планету обнаружит радиотелескоп. За время проживание на Земле он стал диспетчером крупнейшего радиотелескопа. Наибольшая вероятность обнаружения планеты определяется временным интервалом [<text:span text:style-name="T1">S</text:span>, <text:span text:style-name="T1">F</text:span>). В это время проходит серия научных экспериментов: <text:span text:style-name="T1">A</text:span> = {<text:span text:style-name="T1">a</text:span><text:span text:style-name="T3">1</text:span> . . . <text:span text:style-name="T1">a</text:span><text:span text:style-name="T4">n</text:span>}, которые используют телескоп на интервалах [<text:span text:style-name="T1">s</text:span><text:span text:style-name="T4">i</text:span>, <text:span text:style-name="T1">f</text:span><text:span text:style-name="T4">i</text:span>). Эти интервалы не могут быть изменены по длительности, но могут перекрываться. Инопланетянину необходимо выбрать такой эффективный алгоритм построения расписания выполнения проектов, чтобы в любой момент времени (на интервале [<text:span text:style-name="T1">S</text:span>, <text:span text:style-name="T1">F</text:span>) ) выполнялся хотя бы один из множества <text:span text:style-name="T1">A</text:span> (чтобы не попасть под подозрение), но при этом вероятность обнаружения планеты была минимальной. </text:p>
      <text:p text:style-name="Text_20_body">4.     Спорт. Известно, что оптимальным выбором лыж является такой, когда длина лыж максимально приближенна к высоте спортсмена. Команда состоит из <text:span text:style-name="T1">n</text:span> спортсменом, чей рост составляет <text:span text:style-name="T1">h</text:span><text:span text:style-name="T3">1</text:span>, <text:span text:style-name="T1">h</text:span><text:span text:style-name="T3">2</text:span>, … , <text:span text:style-name="T1">h</text:span><text:span text:style-name="T4">n</text:span>. На команду выдан комплект <text:span text:style-name="T1">n</text:span> пар лыж длиной <text:span text:style-name="T1">l</text:span><text:span text:style-name="T3">1</text:span>, <text:span text:style-name="T1">l</text:span><text:span text:style-name="T3">2</text:span>, …, <text:span text:style-name="T1">l</text:span><text:span text:style-name="T4">n</text:span>. Необходимо реализовать алгоритм выдачи лыж спортсменам, который бы обеспечивал минимум суммы абсолютной разности между ростом спортсмена и парой лыж, доставшейся ему. </text:p>
      <text:p text:style-name="Text_20_body">5.     Задано <text:span text:style-name="T1">n</text:span> событий (мероприятий), каждое из которых занимает одну условную единицу времени. Событие (мероприятие) <text:span text:style-name="T1">i</text:span> обеспечивает прибыль (<text:span text:style-name="T1">g</text:span><text:span text:style-name="T4">i</text:span> &gt; 0) если начинается до или в момент времени <text:span text:style-name="T1">t</text:span><text:span text:style-name="T4">i</text:span> (вещественное значение). При этом, после этого момента времени оно не приносит никакой прибыли, и нет смысла его планировать. Необходимо построить алгоритм, позволяющий определить расписание проведения событий (мероприятий), максимизирующее прибыль. </text:p>
      <text:p text:style-name="Text_20_body">6.     Заданы длины <text:span text:style-name="T1">N</text:span> отрезков, необходимо выбрать три таких отрезка, которые образовывали бы треугольник с максимальной площадью. Если длины отрезков не образуют треугольник, то вернуть значение 0, в противном случае длины сторон треугольника. </text:p>
      <text:p text:style-name="P2"> </text:p>
      <text:p text:style-name="Text_20_body">Защита отчетов будет осуществляться после проверки отчета преподавателем. Результат проверки отчета будет отражен в комментарии к размещенному файлу. Оценка "зачтено" за выполнение и защиту отчета (в данном элементе курса) по лабораторной работе будет получена студентом после успешной защиты отчета. Обратите внимание, что для завершения ответа на задание необходимо нажать на кнопку "Отправить". В противном случае, ответ считается черновиком и не подлежит проверке. В том случае, если по отчету нет никаких замечаний, то в ответ на задание (в комментариях, либо в файле) будет отправлен перечень вопросов, на которые необходимо предоставить ответ для защиты выполнения лабораторной работы. Ответы можно предоставлять в комментариях к соответствующему отчету, указывая порядковый номер вопроса и далее ответ к нему. При отсутствии замечаний к ответам на вопросы за выполнение лабораторной работы выставляется оценка "зачтено".</text:p>
      <text:p text:style-name="Text_20_body"><text:soft-page-break/>Перед отправкой отчета необходимо проверить его на выполнение следующих требований по оформлению и содержанию:</text:p>
      <text:list xml:id="list4172453645" text:style-name="L1">
        <text:list-item>
          <text:p text:style-name="P4">При оформлении отчета использован вариант титульного листа, размещенный под описанием задания; </text:p>
        </text:list-item>
        <text:list-item>
          <text:p text:style-name="P4">Текст всего отчета оформлен с помощью гарнитуры Times New Roman, размер - 12; </text:p>
        </text:list-item>
        <text:list-item>
          <text:p text:style-name="P4">В тексте отчета обязательно присутствует следующая информация: </text:p>
          <text:list>
            <text:list-item>
              <text:p text:style-name="P4">цель работы; </text:p>
            </text:list-item>
            <text:list-item>
              <text:p text:style-name="P4">общее задание на лабораторную работу; </text:p>
            </text:list-item>
            <text:list-item>
              <text:p text:style-name="P4">индивидуальное задание в соответствии с выданным вариантом; </text:p>
            </text:list-item>
            <text:list-item>
              <text:p text:style-name="P4">листинги функций, реализующих индивидуальное задание; </text:p>
            </text:list-item>
            <text:list-item>
              <text:p text:style-name="P4">аргументация выбора алгоритма решения задачи, доказательство корректности работы алгоритма; </text:p>
            </text:list-item>
            <text:list-item>
              <text:p text:style-name="P4">представлены снимки экрана окна с примерами выполнения реализованных функций (для подтверждения работоспособности);</text:p>
            </text:list-item>
          </text:list>
        </text:list-item>
        <text:list-item>
          <text:p text:style-name="P4">Текст в отчете (кроме подписей рисунков) выровнен по ширине; </text:p>
        </text:list-item>
        <text:list-item>
          <text:p text:style-name="P3">Все рисунки выровнены по центру и подписаны.</text:p>
        </text:list-item>
      </text:list>
      <text:p text:style-name="Text_20_body">Название файла с отчетом записано согласно формату: Отчет по АиСД_ЛР10. Фамилия И.О.<text:line-break/>При несоблюдении какого-либо из вышеперечисленных требований отчет будет отправлен обратно на доработку.<text:line-break/>&l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7T09:14:46.042331166</meta:creation-date>
    <dc:date>2024-03-17T09:15:17.585438668</dc:date>
    <meta:editing-duration>PT31S</meta:editing-duration>
    <meta:editing-cycles>1</meta:editing-cycles>
    <meta:document-statistic meta:table-count="0" meta:image-count="0" meta:object-count="0" meta:page-count="3" meta:paragraph-count="37" meta:word-count="868" meta:character-count="6581" meta:non-whitespace-character-count="5693"/>
    <meta:generator>LibreOffice/7.3.7.2$Linux_X86_64 LibreOffice_project/30$Build-2</meta:generator>
  </office:meta>
</office:document-meta>
</file>